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Lato" svg:font-family="Lato"/>
    <style:font-face style:name="Open Sans" svg:font-family="'Open Sans', sans-serif"/>
    <style:font-face style:name="Times New Roman" svg:font-family="'Times New Roman'"/>
    <style:font-face style:name="Word Sans" svg:font-family="'Word Sans', 'Open Sans', Verdana, sans-serif, tahoma, aria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text-properties style:font-name="Times new roman" fo:font-size="13pt" fo:font-weight="bold" style:font-size-asian="13pt" style:font-weight-asian="bold" style:font-size-complex="13pt" style:font-weight-complex="bold"/>
    </style:style>
    <style:style style:name="P2" style:family="paragraph" style:parent-style-name="Text_20_body">
      <style:paragraph-properties fo:text-align="start" style:justify-single-word="false"/>
      <style:text-properties style:font-name="Times new roman" fo:font-size="13pt" fo:font-weight="bold" officeooo:paragraph-rsid="0009eacb" style:font-size-asian="13pt" style:font-weight-asian="bold" style:font-size-complex="13pt" style:font-weight-complex="bold"/>
    </style:style>
    <style:style style:name="P3" style:family="paragraph" style:parent-style-name="Text_20_body">
      <style:paragraph-properties fo:text-align="start" style:justify-single-word="false"/>
      <style:text-properties style:font-name="Times new roman" fo:font-size="13pt" style:font-size-asian="13pt" style:font-size-complex="13pt"/>
    </style:style>
    <style:style style:name="P4" style:family="paragraph" style:parent-style-name="Text_20_body">
      <style:paragraph-properties fo:text-align="start" style:justify-single-word="false"/>
      <style:text-properties style:font-name="Times new roman" fo:font-size="13pt" officeooo:paragraph-rsid="0009eacb" style:font-size-asian="13pt" style:font-size-complex="13pt"/>
    </style:style>
    <style:style style:name="P5" style:family="paragraph" style:parent-style-name="Text_20_body" style:list-style-name="L5">
      <style:paragraph-properties fo:text-align="start" style:justify-single-word="false"/>
      <style:text-properties style:font-name="Times new roman" fo:font-size="13pt" style:font-size-asian="13pt" style:font-size-complex="13pt"/>
    </style:style>
    <style:style style:name="P6" style:family="paragraph" style:parent-style-name="Text_20_body">
      <style:paragraph-properties fo:text-align="start" style:justify-single-word="false" style:writing-mode="lr-tb"/>
      <style:text-properties style:font-name="Times new roman" fo:font-size="13pt" style:font-size-asian="13pt" style:font-size-complex="13pt"/>
    </style:style>
    <style:style style:name="P7" style:family="paragraph" style:parent-style-name="Text_20_body">
      <style:paragraph-properties fo:text-align="start" style:justify-single-word="false" style:writing-mode="lr-tb"/>
      <style:text-properties style:font-name="Times new roman" fo:font-size="13pt" officeooo:paragraph-rsid="0004820a" style:font-size-asian="13pt" style:font-size-complex="13pt"/>
    </style:style>
    <style:style style:name="P8" style:family="paragraph">
      <style:paragraph-properties fo:text-align="start" style:justify-single-word="false" style:writing-mode="lr-tb"/>
      <style:text-properties style:font-name="Times new roman" fo:font-size="13pt" style:font-size-asian="13pt" style:font-size-complex="13pt"/>
    </style:style>
    <style:style style:name="P9" style:family="paragraph" style:list-style-name="L4">
      <style:paragraph-properties fo:text-align="start" style:justify-single-word="false" style:writing-mode="lr-tb"/>
      <style:text-properties style:font-name="Times new roman" fo:font-size="13pt" style:font-size-asian="13pt" style:font-size-complex="13pt"/>
    </style:style>
    <style:style style:name="P10" style:family="paragraph" style:list-style-name="L1">
      <style:paragraph-properties fo:text-align="start" style:justify-single-word="false" style:writing-mode="lr-tb"/>
      <style:text-properties style:font-name="Times new roman" fo:font-size="13pt" style:font-size-asian="13pt" style:font-size-complex="13pt"/>
    </style:style>
    <style:style style:name="P11" style:family="paragraph" style:list-style-name="L2">
      <style:paragraph-properties fo:text-align="start" style:justify-single-word="false" style:writing-mode="lr-tb"/>
      <style:text-properties style:font-name="Times new roman" fo:font-size="13pt" style:font-size-asian="13pt" style:font-size-complex="13pt"/>
    </style:style>
    <style:style style:name="P12" style:family="paragraph">
      <style:paragraph-properties fo:text-align="start" style:justify-single-word="false" style:writing-mode="lr-tb"/>
      <style:text-properties style:font-name="Times new roman" fo:font-size="13pt" officeooo:paragraph-rsid="0004820a" style:font-size-asian="13pt" style:font-size-complex="13pt"/>
    </style:style>
    <style:style style:name="P13" style:family="paragraph">
      <style:paragraph-properties fo:text-align="start" style:justify-single-word="false" style:writing-mode="lr-tb"/>
      <style:text-properties style:font-name="Times new roman" fo:font-size="13pt" fo:font-weight="bold" style:font-size-asian="13pt" style:font-weight-asian="bold" style:font-size-complex="13pt" style:font-weight-complex="bold"/>
    </style:style>
    <style:style style:name="P14" style:family="paragraph">
      <style:paragraph-properties fo:text-align="start" style:justify-single-word="false"/>
      <style:text-properties style:font-name="Times new roman" fo:font-size="13pt" style:font-size-asian="13pt" style:font-size-complex="13pt"/>
    </style:style>
    <style:style style:name="T1" style:family="text">
      <style:text-properties fo:font-variant="normal" fo:text-transform="none" fo:color="#595959" style:text-line-through-style="none" style:text-line-through-type="none" style:font-name="Lato" fo:font-size="13pt" fo:font-style="normal" style:text-underline-style="none" fo:font-weight="normal" style:text-blinking="false" fo:background-color="transparent" loext:char-shading-value="0"/>
    </style:style>
    <style:style style:name="T2" style:family="text">
      <style:text-properties fo:font-variant="normal" fo:text-transform="none" fo:color="#5e5e5e" style:font-name="Open Sans" fo:font-size="11.25pt" fo:letter-spacing="normal" fo:font-style="normal" fo:font-weight="bold" fo:background-color="transparent" loext:char-shading-value="0" loext:padding="0cm" loext:border="none"/>
    </style:style>
    <style:style style:name="T3" style:family="text">
      <style:text-properties fo:font-variant="normal" fo:text-transform="none" fo:color="#5e5e5e" style:font-name="Open Sans" fo:font-size="11.25pt" fo:letter-spacing="normal" fo:font-style="normal" fo:font-weight="normal"/>
    </style:style>
    <style:style style:name="T4" style:family="text">
      <style:text-properties fo:font-weight="bold" style:font-weight-asian="bold" style:font-weight-complex="bold"/>
    </style:style>
    <style:style style:name="T5" style:family="text">
      <style:text-properties fo:font-weight="bold" officeooo:rsid="0004820a" style:font-weight-asian="bold" style:font-weight-complex="bold"/>
    </style:style>
    <style:style style:name="T6" style:family="text">
      <style:text-properties fo:font-weight="bold" fo:background-color="transparent" loext:char-shading-value="0" loext:padding="0cm" loext:border="none"/>
    </style:style>
    <style:style style:name="T7" style:family="text">
      <style:text-properties officeooo:rsid="0004820a"/>
    </style:style>
    <style:style style:name="T8" style:family="text">
      <style:text-properties officeooo:rsid="00050a95"/>
    </style:style>
    <style:style style:name="T9" style:family="text">
      <style:text-properties officeooo:rsid="0006fe85"/>
    </style:style>
    <style:style style:name="T10" style:family="text">
      <style:text-properties officeooo:rsid="000830fa"/>
    </style:style>
    <style:style style:name="T11" style:family="text">
      <style:text-properties officeooo:rsid="0009eacb"/>
    </style:style>
    <style:style style:name="T12" style:family="text">
      <style:text-properties officeooo:rsid="000d4178"/>
    </style:style>
    <style:style style:name="T13" style:family="text">
      <style:text-properties officeooo:rsid="00173db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12">Performance Testing</text:span></text:p>
      <text:p text:style-name="P1"><text:tab/><text:tab/><text:tab/><text:tab/></text:p>
      <text:p text:style-name="P1"/>
      <text:p text:style-name="P1"><text:bookmark text:name="docs-internal-guid-5fa1609c-7fff-c32f-99a7-5dde8f6a748b"/><text:span text:style-name="T7">Q </text:span>1. What is Performance Testing?</text:p>
      <text:list xml:id="list8347476126819153763" text:style-name="L4">
        <text:list-item>
          <text:p>Performance testing is type of testing perform to determine the performance of system to major the measure, validate or verify quality attributes of the system like responsiveness, Speed, Scalability, Stability under variety of load conditions.</text:p>
        </text:list-item>
        <text:list-item>
          <text:p>The system is tested under a mixture of load conditions and check the time required responding by the system under varying workloads.</text:p>
        </text:list-item>
        <text:list-item>
          <text:p><text:span text:style-name="T13">P</text:span>erformance testing involves the testing of application under test to ensure that application is working as expected under variety of load conditions.</text:p>
        </text:list-item>
        <text:list-item>
          <text:p>The goal of performance testing is not only find the bugs in the system but also eliminate the performance bottlenecks from the system.</text:p>
        </text:list-item>
      </text:list>
      <text:p text:style-name="P3"/>
      <text:p text:style-name="P3"/>
      <text:p text:style-name="P6"><text:span text:style-name="T5">Q </text:span><text:span text:style-name="T4">2. Types of Performance Testing?</text:span></text:p>
      <text:list xml:id="list1990389685447037877" text:style-name="L1">
        <text:list-item>
          <text:p>Load testing - It is the simplest form of testing conducted to understand the behaviour of the system under a specific load. Load testing will result in measuring important business critical transactions and load on the database, application server, etc., are also monitored.</text:p>
        </text:list-item>
        <text:list-item>
          <text:p>Stress testing - It is performed to find the upper limit capacity of the system and also to determine how the system performs if the current load goes well above the expected maximum.</text:p>
        </text:list-item>
        <text:list-item>
          <text:p>Soak testing - Soak Testing also known as endurance testing, is performed to determine the system parameters under continuous expected load. During soak tests the parameters such as memory utilization is monitored to detect memory leaks or other performance issues. The main aim is to discover the system's performance under sustained use.</text:p>
        </text:list-item>
        <text:list-item>
          <text:p>Spike testing - Spike testing is performed by increasing the number of users suddenly by a very large amount and measuring the performance of the system. The main aim is to determine whether the system will be able to sustain the workload.</text:p>
        </text:list-item>
      </text:list>
      <text:p text:style-name="P3"/>
      <text:p text:style-name="P3"/>
      <text:p><text:soft-page-break/><text:span text:style-name="T7">Q </text:span>3. What is Jmeter and Advantages of Jmeter over other performance testing tools.</text:p>
      <text:p text:style-name="P6">JMeter is an software that can be used to execute performance testing, load testing and functional testing of your web applications. JMeter can also simulate a heavy load on a server by creating tons of virtual concurrent users to web server.</text:p>
      <text:p text:style-name="P6"/>
      <text:p text:style-name="P6">Advantages of using JMeter</text:p>
      <text:list xml:id="list8203462605970245724" text:style-name="L2">
        <text:list-item>
          <text:p>Open Source: JMeter is an open source software. This means that it can be downloaded free of cost. It is also a 100% pure Java application. The developer can use its source code, can modify and customize it as per their requirement. They can also contribute their code to make a better JMeter.</text:p>
        </text:list-item>
        <text:list-item>
          <text:p>Ease of Use: The user can install and use JMeter easily. Just download it from internet, install and run. As a pure Java desktop application, it comes ready to use with default settings. It does not require you to have any specific skills or domain knowledge to use it.</text:p>
        </text:list-item>
        <text:list-item>
          <text:p>Platform independent: JMeter is developed in Java, which is the most popular programming language in the world. Therefore, it can run in any OS be it Window, Linux or Mac.</text:p>
        </text:list-item>
        <text:list-item>
          <text:p>Robust Reporting: JMeter can generate the effective reporting. The test result can be visualized by using Graph, Chart, and Tree View. JMeter supports different formats for reporting like text, XML, HTML and JSON.</text:p>
        </text:list-item>
        <text:list-item>
          <text:p>Ultimate Testing: With JMeter, user can do any kind of testing they want. Load Test, Stress Test, Functional Test, Distributed Test, all in one tool.</text:p>
        </text:list-item>
        <text:list-item>
          <text:p>Flexibility: You can customize JMeter as per your requirement and apply the automation testing to JMeter. You can save the effort of executing test cases manually.</text:p>
        </text:list-item>
        <text:list-item>
          <text:p>Multi Protocol Support: JMeter supports several protocols like HTTP, FTP, SOAP, JDBC, JMS, and LDAP. It can also be used for testing the performance of your database.</text:p>
        </text:list-item>
      </text:list>
      <text:p text:style-name="P3"/>
      <text:p text:style-name="P3"/>
      <text:p><text:span text:style-name="T7">Q </text:span>4. What is Thread Group in Jmeter?</text:p>
      <text:p text:style-name="P6">A Thread Group is a set of threads executing the same scenario. Set the number of iterations in the configuration. Thread behaviour is defined according to ramp up and destroyed once the number of iterations per thread has elapsed.</text:p>
      <text:p><text:soft-page-break/><text:span text:style-name="T7">Q </text:span>5. Write down and explain any 5 listeners present in Jmeter?</text:p>
      <text:p text:style-name="P7">Listeners are the JMeter component that displays test results. But there is more to them than just that. The variety of JMeter listeners enables performance engineers to monitor the requests sent from JMeter as well as to analyze the responses received from the system under test.</text:p>
      <text:p text:style-name="P7"><text:span text:style-name="T7">1) </text:span>View Results Tree</text:p>
      <text:p text:style-name="P6"><text:tab/>The View Results Tree listener displays samples that the JMeter samplers generate, and the assertion results that are related to these samples. This listener displays the samples in the order they are generated by the JMeter script ,and provides parameters and data for each of them.</text:p>
      <text:p text:style-name="P7">2) View Results in Table</text:p>
      <text:p text:style-name="P6"><text:tab/>The View Result in Table listener displays information about each sample in the form of a table. The table shows time related data for each sample, the payload data, the thread number and the sample execution result. Results in the table are in the order the time samples were issued.</text:p>
      <text:p text:style-name="P6"><text:s/>3) Spline Visualizer</text:p>
      <text:p text:style-name="P6"><text:tab/>The Spline Visualizer (available in JMeter 2.13 but not in more advanced versions) displays the change of the response time over the course of the test, in the form of a graph. Ten points are used to build the graph, which means that samples are divided in ten groups, and their average response time is calculated. Then the spline interpolation is applied to smooth the graph.</text:p>
      <text:p text:style-name="P6">4) Response Time Graph</text:p>
      <text:p text:style-name="P6"><text:tab/>An additional listener that plots a graph of the samples’ response time over the course of the test is the Response Time Graph listener. This listener is able to plot a graph either for all samples or for selected ones.</text:p>
      <text:p text:style-name="P6">5) Assertion Results</text:p>
      <text:p text:style-name="P6"><text:tab/>The Assertion Results listener displays results of all the assertions in its scope. This listener displays samples as they go and failed assertions for related samples, if there are any. Passed assertions are not shown.</text:p>
      <text:p text:style-name="P3"/>
      <text:p><text:span text:style-name="T7">Q </text:span>6. Explain How do you recorded/made your script in your language.</text:p>
      <text:p text:style-name="P4"><text:tab/><text:span text:style-name="T7">1) Download and Install Jmeter from apache website</text:span></text:p>
      <text:p text:style-name="P4"><text:span text:style-name="T7"><text:tab/>2) After successfull installation of Jmeter open it and start new Test Plan</text:span></text:p>
      <text:p text:style-name="P4"><text:span text:style-name="T7"><text:tab/>3) Create a new Thread Group by right clicking on Test Plan</text:span></text:p>
      <text:p text:style-name="P4"><text:soft-page-break/><text:tab/><text:tab/><text:span text:style-name="T7">Test Plan-&gt;Add-&gt;Threads-&gt;Thread Group</text:span></text:p>
      <text:p text:style-name="P4"><text:tab/><text:tab/><text:span text:style-name="T8">Set </text:span></text:p>
      <text:p text:style-name="P4"><text:tab/><text:tab/><text:span text:style-name="T8">Number of thread:1(for single thread)</text:span></text:p>
      <text:p text:style-name="P4"><text:tab/><text:tab/><text:span text:style-name="T8">Ramp-up period:1</text:span></text:p>
      <text:p text:style-name="P4"><text:tab/><text:tab/><text:span text:style-name="T8">Loop Count:1</text:span></text:p>
      <text:p text:style-name="P4"><text:span text:style-name="T8"><text:tab/>4) Right Click on Thread Group add Recording Controller</text:span></text:p>
      <text:p text:style-name="P4"><text:tab/><text:tab/><text:span text:style-name="T8">Thread Group-&gt;Add-&gt;Logic Controller-&gt;Recording Controller</text:span><text:line-break/><text:tab/><text:span text:style-name="T8">5) Right Click on Test Plan and add HTTP Test Script Recorder</text:span></text:p>
      <text:p text:style-name="P4"><text:tab/><text:tab/><text:span text:style-name="T8">Test Plan-&gt;Add-&gt;Non-Test Elements-&gt;HTTP (s) Test Script Recorder</text:span></text:p>
      <text:p text:style-name="P4"><text:span text:style-name="T8"><text:tab/>6) Now Open Browser and Set Proxy (localhost :8080) in Network settings</text:span></text:p>
      <text:p text:style-name="P4"><text:span text:style-name="T8"><text:tab/>7) Import Jmeter Certificate</text:span></text:p>
      <text:p text:style-name="P4"><text:span text:style-name="T8"><text:tab/>8) Now start the Test Script Recorder accept the certificate.</text:span></text:p>
      <text:p text:style-name="P4"><text:tab/><text:tab/><text:span text:style-name="T8">Set Target Controller:Test Plan-&gt;Thread Group-&gt;Recording Controller</text:span><text:line-break/><text:tab/><text:span text:style-name="T9">9) Open the site and perform the action login/logout.</text:span></text:p>
      <text:p text:style-name="P4"><text:span text:style-name="T9"><text:tab/>10) Stop the Test Script Recorder and click the Recording Controller to find the <text:tab/>action that have recorded.</text:span></text:p>
      <text:p text:style-name="P4"><text:span text:style-name="T9"><text:tab/>11) Add a Listner from to get or analyse the result</text:span></text:p>
      <text:p text:style-name="P4"><text:tab/><text:tab/><text:span text:style-name="T9">(Right Click)Thread Group-&gt;Add-&gt;Listner-&gt;View Results Tree </text:span><text:line-break/><text:tab/><text:span text:style-name="T9">12) Run the Script and Check the result.</text:span></text:p>
      <text:p text:style-name="P4"><text:span text:style-name="T9"><text:tab/>13) After single execution i got error at “api/v1/validate” action.</text:span></text:p>
      <text:p text:style-name="P4"><text:span text:style-name="T9"><text:tab/>14) The solution to this problem is by automate the CSRF-Token using Regular <text:tab/>Expression Extractor</text:span></text:p>
      <text:p text:style-name="P4"><text:span text:style-name="T10"><text:tab/>15) Add a Regular Expression Extractor by right clicking a particular action recorded <text:tab/>in recording controller.</text:span></text:p>
      <text:p text:style-name="P4"><text:span text:style-name="T10"><text:tab/><text:tab/>users/sign_in-&gt;Add-&gt; Post-Processors-&gt;Regular Expression Extractor</text:span></text:p>
      <text:p text:style-name="P4"><text:span text:style-name="T10"><text:tab/>16) Search for the token from the Result tree add that token in regular expression <text:tab/>extractor provide a variable name and use that variable name in the place of a <text:tab/>particular token.</text:span></text:p>
      <text:p text:style-name="P4"><text:span text:style-name="T11"><text:tab/>17) Again Run the Script the error has been solved</text:span></text:p>
      <text:p text:style-name="P4"><text:span text:style-name="T11"><text:tab/>18) Try to increase the thread and check the result.</text:span></text:p>
      <text:p text:style-name="P4"/>
      <text:p text:style-name="P4"><text:soft-page-break/></text:p>
      <text:p text:style-name="P2"><text:span text:style-name="T11">Q 7. </text:span>Why do we need to do performance testing?</text:p>
      <text:list xml:id="list6381631466393313665" text:style-name="L5">
        <text:list-item>
          <text:p text:style-name="P5">To determine productivity<text:line-break/><text:tab/>On the basis of the results of performance testing, you can make a conclusion whether software capacities or production configuration should be improved.</text:p>
        </text:list-item>
        <text:list-item>
          <text:p text:style-name="P5">To find out the response time<text:line-break/><text:tab/>Response time is a period of time measured between an initial request from a user till the ultimate response from the server. It is necessary to make as short as possible in order to satisfy users’ needs and ensure positive user experience.</text:p>
        </text:list-item>
        <text:list-item>
          <text:p text:style-name="P5">To make optimizations<text:line-break/><text:tab/>After well-conducted performance testing, it is easy to determine which parts of the application require optimization and sometimes even modifications.</text:p>
        </text:list-item>
        <text:list-item>
          <text:p text:style-name="P5">To improve load capability<text:line-break/><text:tab/>Most of the users expect an application to load within several seconds. If loading requires much time, users probably will quit and find an alternative. Performance testing examines load capabilities and detects the places where they should be improved.</text:p>
        </text:list-item>
        <text:list-item>
          <text:p text:style-name="P5">To ensure usability<text:line-break/><text:tab/>As far as performance testing helps to imitate real user experience, it can give a valuable insight about the discrepancy of users’ expectations and real performance.</text:p>
        </text:list-item>
        <text:list-item>
          <text:p text:style-name="P5">To detect memory leaks<text:line-break/><text:tab/>Memory leaks can cause gradual system slowdowns or even crashes. It is very easy to omit them and never notice until loading testing.</text:p>
        </text:list-item>
        <text:list-item>
          <text:p text:style-name="P5">To check reliability<text:line-break/><text:tab/>Performance testing checks system stability under different circumstances, thus, providing a good understanding of its reliability in various situations.</text:p>
        </text:list-item>
        <text:list-item>
          <text:p text:style-name="P5">To detect bottlenecking<text:line-break/><text:tab/>A bottleneck is an obstruction in a system which degrades overall system performance. Bottlenecking happens because of coding errors or hardware issues, which cause a decrease of throughput under certain loading.</text:p>
        </text:list-item>
      </text:list>
      <text:p text:style-name="P4"><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Lato" svg:font-family="Lato"/>
    <style:font-face style:name="Open Sans" svg:font-family="'Open Sans', sans-serif"/>
    <style:font-face style:name="Times New Roman" svg:font-family="'Times New Roman'"/>
    <style:font-face style:name="Word Sans" svg:font-family="'Word Sans', 'Open Sans', Verdana, sans-serif, tahoma, aria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11:11:57.837005069</meta:creation-date>
    <dc:date>2018-10-23T15:35:37.667782809</dc:date>
    <meta:editing-duration>PT11M4S</meta:editing-duration>
    <meta:editing-cycles>6</meta:editing-cycles>
    <meta:generator>LibreOffice/5.1.6.2$Linux_X86_64 LibreOffice_project/10m0$Build-2</meta:generator>
    <meta:document-statistic meta:table-count="0" meta:image-count="0" meta:object-count="0" meta:page-count="5" meta:paragraph-count="72" meta:word-count="1504" meta:character-count="9202" meta:non-whitespace-character-count="7720"/>
  </office:meta>
</office:document-meta>
</file>